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605e5" officeooo:paragraph-rsid="001605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605e5" officeooo:paragraph-rsid="001605e5" style:font-weight-asian="bold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weight="bold" officeooo:rsid="001605e5" officeooo:paragraph-rsid="0016370f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weight="normal" officeooo:rsid="001605e5" officeooo:paragraph-rsid="001605e5" style:font-weight-asian="normal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weight="normal" officeooo:rsid="001660e1" officeooo:paragraph-rsid="001660e1" style:font-weight-asian="normal" style:font-weight-complex="normal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weight="normal" officeooo:rsid="001660e1" officeooo:paragraph-rsid="00182556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 Light" fo:font-size="6pt" fo:font-weight="normal" officeooo:rsid="001605e5" officeooo:paragraph-rsid="001605e5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 Light" fo:font-size="6pt" fo:font-weight="normal" officeooo:rsid="001660e1" officeooo:paragraph-rsid="001660e1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 Light" fo:font-size="6pt" fo:font-weight="normal" officeooo:rsid="001660e1" officeooo:paragraph-rsid="00182556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6pt" fo:font-weight="bold" officeooo:rsid="001605e5" officeooo:paragraph-rsid="001605e5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 Light" fo:font-size="12pt" fo:font-weight="bold" officeooo:rsid="001605e5" officeooo:paragraph-rsid="001605e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0pt" fo:font-weight="normal" officeooo:rsid="001660e1" officeooo:paragraph-rsid="001660e1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8pt" fo:font-weight="normal" officeooo:rsid="001660e1" officeooo:paragraph-rsid="001660e1" style:font-size-asian="7pt" style:font-weight-asian="normal" style:font-size-complex="8pt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05e5" officeooo:paragraph-rsid="001605e5" style:font-size-asian="10.5pt" style:font-weight-asian="bold" style:font-size-complex="10.5pt" style:font-weight-complex="bold"/>
    </style:style>
    <style:style style:name="P15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05e5" officeooo:paragraph-rsid="001605e5" style:font-size-asian="10.5pt" style:font-weight-asian="bold" style:font-size-complex="10.5pt" style:font-weight-complex="bold"/>
    </style:style>
    <style:style style:name="P16" style:family="paragraph" style:parent-style-name="Standard" style:list-style-name="L3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05e5" officeooo:paragraph-rsid="001605e5" style:font-size-asian="10.5pt" style:font-weight-asian="bold" style:font-size-complex="10.5pt" style:font-weight-complex="bold"/>
    </style:style>
    <style:style style:name="P17" style:family="paragraph" style:parent-style-name="Standard" style:list-style-name="L3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05e5" officeooo:paragraph-rsid="0016370f" style:font-size-asian="10.5pt" style:font-weight-asian="bold" style:font-size-complex="10.5pt" style:font-weight-complex="bold"/>
    </style:style>
    <style:style style:name="P18" style:family="paragraph" style:parent-style-name="Standard" style:list-style-name="L4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1660e1" style:font-size-asian="10.5pt" style:font-weight-asian="bold" style:font-size-complex="10.5pt" style:font-weight-complex="bold"/>
    </style:style>
    <style:style style:name="P19" style:family="paragraph" style:parent-style-name="Standard" style:list-style-name="L5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1660e1" style:font-size-asian="10.5pt" style:font-weight-asian="bold" style:font-size-complex="10.5pt" style:font-weight-complex="bold"/>
    </style:style>
    <style:style style:name="P20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182556" style:font-size-asian="10.5pt" style:font-weight-asian="bold" style:font-size-complex="10.5pt" style:font-weight-complex="bold"/>
    </style:style>
    <style:style style:name="P21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1a8c67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1660e1" style:font-size-asian="10.5pt" style:font-weight-asian="bold" style:font-size-complex="10.5pt" style:font-weight-complex="bold"/>
    </style:style>
    <style:style style:name="P23" style:family="paragraph" style:parent-style-name="Standard" style:list-style-name="L5">
      <style:paragraph-properties fo:margin-top="0.101cm" fo:margin-bottom="0.101cm" style:contextual-spacing="false" fo:text-align="start" style:justify-single-word="false"/>
      <style:text-properties fo:color="#c9211e" loext:opacity="100%" style:font-name="Calibri Light" fo:font-size="10.5pt" fo:font-weight="bold" officeooo:rsid="00182556" officeooo:paragraph-rsid="00182556" style:font-size-asian="10.5pt" style:font-weight-asian="bold" style:font-size-complex="10.5pt" style:font-weight-complex="bold"/>
    </style:style>
    <style:style style:name="P24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c9211e" loext:opacity="100%" style:font-name="Calibri Light" fo:font-size="10.5pt" fo:font-weight="bold" officeooo:rsid="00182556" officeooo:paragraph-rsid="0018e5ea" style:font-size-asian="10.5pt" style:font-weight-asian="bold" style:font-size-complex="10.5pt" style:font-weight-complex="bold"/>
    </style:style>
    <style:style style:name="T1" style:family="text">
      <style:text-properties officeooo:rsid="001605e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70f" style:font-weight-asian="bold" style:font-weight-complex="bold"/>
    </style:style>
    <style:style style:name="T5" style:family="text">
      <style:text-properties fo:font-weight="bold" officeooo:rsid="001605e5" style:font-weight-asian="bold" style:font-weight-complex="bold"/>
    </style:style>
    <style:style style:name="T6" style:family="text">
      <style:text-properties fo:font-weight="bold" officeooo:rsid="00182556" style:font-weight-asian="bold" style:font-weight-complex="bold"/>
    </style:style>
    <style:style style:name="T7" style:family="text">
      <style:text-properties officeooo:rsid="00182556"/>
    </style:style>
    <style:style style:name="T8" style:family="text">
      <style:text-properties officeooo:rsid="0018e5ea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18e5ea"/>
    </style:style>
    <style:style style:name="T11" style:family="text">
      <style:text-properties fo:color="#c9211e" loext:opacity="100%" officeooo:rsid="00182556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82556"/>
    </style:style>
    <style:style style:name="T14" style:family="text">
      <style:text-properties officeooo:rsid="001a8c67"/>
    </style:style>
    <style:style style:name="T15" style:family="text">
      <style:text-properties officeooo:rsid="001be0e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jercicios Direccionamiento IP y subredes</text:p>
      <text:p text:style-name="P1"/>
      <text:p text:style-name="P2">Ejercicio 1.- <text:span text:style-name="T2">Indica la clase a la que pertenecen las siguientes direcciones IP.</text:span></text:p>
      <text:p text:style-name="P10"/>
      <text:list xml:id="list1488186631" text:style-name="L1">
        <text:list-item>
          <text:p text:style-name="P14">10.250.1.1 <text:span text:style-name="T8">= </text:span><text:span text:style-name="T10">Clase A </text:span></text:p>
        </text:list-item>
        <text:list-item>
          <text:p text:style-name="P14">150.10.15.0</text:p>
        </text:list-item>
        <text:list-item>
          <text:p text:style-name="P14">192.14.2.0 </text:p>
        </text:list-item>
        <text:list-item>
          <text:p text:style-name="P14">148.17.9.1</text:p>
        </text:list-item>
        <text:list-item>
          <text:p text:style-name="P14">193.42.1.1 </text:p>
        </text:list-item>
        <text:list-item>
          <text:p text:style-name="P14">126.8.156.0</text:p>
        </text:list-item>
        <text:list-item>
          <text:p text:style-name="P14">220.200.23.1</text:p>
        </text:list-item>
        <text:list-item>
          <text:p text:style-name="P14">230.230.45.58</text:p>
        </text:list-item>
        <text:list-item>
          <text:p text:style-name="P14">177.100.18.4 </text:p>
        </text:list-item>
        <text:list-item>
          <text:p text:style-name="P14">119.18.45.0</text:p>
        </text:list-item>
      </text:list>
      <text:p text:style-name="P4"/>
      <text:p text:style-name="P4"><text:span text:style-name="T3">Ejercicio 2.-</text:span> Identifica<text:span text:style-name="T3"> la red y </text:span><text:span text:style-name="T4">el </text:span><text:span text:style-name="T3">host </text:span>de las siguientes direcciones IP.</text:p>
      <text:p text:style-name="P7"/>
      <text:p text:style-name="P4"><text:tab/>a) Indica la parte de las siguientes direcciones IP correspondientes a la red</text:p>
      <text:p text:style-name="P7"/>
      <text:list xml:id="list277331778" text:style-name="L2">
        <text:list-item>
          <text:p text:style-name="P15"><text:span text:style-name="T9">177.100</text:span>.18.4</text:p>
        </text:list-item>
        <text:list-item>
          <text:p text:style-name="P15">119.18.45.0</text:p>
        </text:list-item>
        <text:list-item>
          <text:p text:style-name="P15">209.240.80.78</text:p>
        </text:list-item>
        <text:list-item>
          <text:p text:style-name="P15">199.155.77.56</text:p>
        </text:list-item>
        <text:list-item>
          <text:p text:style-name="P15">117.89.56.45</text:p>
        </text:list-item>
        <text:list-item>
          <text:p text:style-name="P15">215.45.45.0</text:p>
        </text:list-item>
        <text:list-item>
          <text:p text:style-name="P15">192.200.15.0</text:p>
        </text:list-item>
        <text:list-item>
          <text:p text:style-name="P15">95.0.21.90</text:p>
        </text:list-item>
        <text:list-item>
          <text:p text:style-name="P15">33.0.0.0</text:p>
        </text:list-item>
        <text:list-item>
          <text:p text:style-name="P15">158.98.80.0 </text:p>
        </text:list-item>
      </text:list>
      <text:p text:style-name="P4"><text:tab/></text:p>
      <text:p text:style-name="P4"><text:tab/>b) Indica la parte de las siguientes direcciones IP correspondientes al host</text:p>
      <text:p text:style-name="P7"/>
      <text:list xml:id="list2626060152" text:style-name="L3">
        <text:list-item>
          <text:p text:style-name="P16">10.<text:span text:style-name="T9">15.123.50</text:span></text:p>
        </text:list-item>
        <text:list-item>
          <text:p text:style-name="P16">171.2.199.31</text:p>
        </text:list-item>
        <text:list-item>
          <text:p text:style-name="P16">198.125.87.177</text:p>
        </text:list-item>
        <text:list-item>
          <text:p text:style-name="P16">223.250.200.222</text:p>
        </text:list-item>
        <text:list-item>
          <text:p text:style-name="P16">17.45.222.45</text:p>
        </text:list-item>
        <text:list-item>
          <text:p text:style-name="P16">126.201.54.231</text:p>
        </text:list-item>
        <text:list-item>
          <text:p text:style-name="P16">191.41.35.112</text:p>
        </text:list-item>
        <text:list-item>
          <text:p text:style-name="P16">155.25.169.227</text:p>
        </text:list-item>
        <text:list-item>
          <text:p text:style-name="P17">192.15.155.2</text:p>
        </text:list-item>
        <text:list-item>
          <text:p text:style-name="P17">123.102.45.254 </text:p>
        </text:list-item>
      </text:list>
      <text:p text:style-name="P3"/>
      <text:p text:style-name="P3"/>
      <text:p text:style-name="P3"/>
      <text:p text:style-name="P5"><text:soft-page-break/><text:span text:style-name="T3">Ejercicio 3.-</text:span> Escribe <text:span text:style-name="T5">la </text:span><text:span text:style-name="T3">máscara de </text:span><text:span text:style-name="T5">red </text:span><text:span text:style-name="T3">por defecto</text:span><text:span text:style-name="T5"> </text:span><text:span text:style-name="T1">de las siguientes direcciones IP.</text:span></text:p>
      <text:p text:style-name="P8"/>
      <text:list xml:id="list3420283019" text:style-name="L4">
        <text:list-item>
          <text:p text:style-name="P18">177.100.18.4<text:span text:style-name="T12"> </text:span><text:span text:style-name="T13">=</text:span><text:span text:style-name="T11"> </text:span><text:span text:style-name="T10">255.255.0.0</text:span></text:p>
        </text:list-item>
        <text:list-item>
          <text:p text:style-name="P18">119.18.45.0</text:p>
        </text:list-item>
        <text:list-item>
          <text:p text:style-name="P18">191.249.234.191</text:p>
        </text:list-item>
        <text:list-item>
          <text:p text:style-name="P18">223.23.223.109</text:p>
        </text:list-item>
        <text:list-item>
          <text:p text:style-name="P18">10.10.250.1</text:p>
        </text:list-item>
        <text:list-item>
          <text:p text:style-name="P18">126.123.23.1</text:p>
        </text:list-item>
        <text:list-item>
          <text:p text:style-name="P18">223.69.230.250</text:p>
        </text:list-item>
        <text:list-item>
          <text:p text:style-name="P18">192.12.35.105</text:p>
        </text:list-item>
        <text:list-item>
          <text:p text:style-name="P18">77.251.200.51</text:p>
        </text:list-item>
        <text:list-item>
          <text:p text:style-name="P18">189.210.50.1 </text:p>
        </text:list-item>
      </text:list>
      <text:p text:style-name="P1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5T13:25:30.719000000</meta:creation-date>
    <dc:date>2024-01-17T16:09:08.028000000</dc:date>
    <meta:editing-duration>PT51M5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47" meta:word-count="155" meta:character-count="990" meta:non-whitespace-character-count="911"/>
  </office:meta>
</office:document-meta>
</file>